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L1">
      <style:text-properties style:font-name="Calibri" officeooo:rsid="000311f4" officeooo:paragraph-rsid="000311f4"/>
    </style:style>
    <style:style style:name="P2" style:family="paragraph" style:parent-style-name="List_20_Paragraph" style:list-style-name="L1">
      <style:text-properties style:font-name="Calibri" officeooo:rsid="0003fc8f" officeooo:paragraph-rsid="0003fc8f"/>
    </style:style>
    <style:style style:name="P3" style:family="paragraph" style:parent-style-name="List_20_Paragraph" style:list-style-name="L1">
      <style:text-properties officeooo:paragraph-rsid="0003fc8f"/>
    </style:style>
    <style:style style:name="P4" style:family="paragraph" style:parent-style-name="List_20_Paragraph" style:list-style-name="L1">
      <style:text-properties officeooo:paragraph-rsid="0004521b"/>
    </style:style>
    <style:style style:name="P5" style:family="paragraph" style:parent-style-name="List_20_Paragraph" style:list-style-name="L1">
      <style:text-properties officeooo:rsid="0003fc8f" officeooo:paragraph-rsid="0003fc8f"/>
    </style:style>
    <style:style style:name="P6" style:family="paragraph" style:parent-style-name="List_20_Paragraph" style:list-style-name="L1">
      <style:text-properties officeooo:rsid="00071c00" officeooo:paragraph-rsid="00071c00"/>
    </style:style>
    <style:style style:name="P7" style:family="paragraph" style:parent-style-name="List_20_Paragraph" style:list-style-name="L1">
      <style:text-properties officeooo:rsid="00077214" officeooo:paragraph-rsid="00077214"/>
    </style:style>
    <style:style style:name="P8" style:family="paragraph" style:parent-style-name="List_20_Paragraph" style:list-style-name="L1">
      <style:text-properties officeooo:rsid="00078079" officeooo:paragraph-rsid="00078079"/>
    </style:style>
    <style:style style:name="P9" style:family="paragraph" style:parent-style-name="List_20_Paragraph">
      <style:paragraph-properties fo:margin-left="0cm" fo:margin-right="0cm" fo:text-indent="0cm" style:auto-text-indent="false"/>
      <style:text-properties style:font-name="Calibri" officeooo:rsid="0012c8a5" officeooo:paragraph-rsid="000311f4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0311f4"/>
    </style:style>
    <style:style style:name="T3" style:family="text">
      <style:text-properties style:font-name="Calibri" officeooo:rsid="0003fc8f"/>
    </style:style>
    <style:style style:name="T4" style:family="text">
      <style:text-properties style:font-name="Calibri" officeooo:rsid="0004521b"/>
    </style:style>
    <style:style style:name="T5" style:family="text">
      <style:text-properties officeooo:rsid="000452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riggery:</text:p>
      <text:list xml:id="list3508727674" text:style-name="L1">
        <text:list-item>
          <text:p text:style-name="P1">Działy:</text:p>
          <text:list>
            <text:list-item>
              <text:p text:style-name="P1">update kolumny zarządca_działu powoduje odpowiednią zmianę w widoku zarządcy_działów <text:span text:style-name="T5">i tabeli grupy_zespołów</text:span></text:p>
            </text:list-item>
          </text:list>
        </text:list-item>
        <text:list-item>
          <text:p text:style-name="P2">Zespoły:</text:p>
          <text:list>
            <text:list-item>
              <text:p text:style-name="P3"><text:span text:style-name="T2">update kolumny zarządca_</text:span><text:span text:style-name="T3">zespołu</text:span><text:span text:style-name="T2"> powoduje odpowiednią zmianę w widoku zarządcy_</text:span><text:span text:style-name="T3">zespo</text:span><text:span text:style-name="T2">łów</text:span></text:p>
            </text:list-item>
            <text:list-item>
              <text:p text:style-name="P5"><text:span text:style-name="T2">u</text:span><text:span text:style-name="T1">pdate kolumny budżet zmniejsza wynagrodzenia pracowników </text:span><text:span text:style-name="T4">z tabeli grupy_zespołów</text:span><text:span text:style-name="T1"> proporcjonalnie do ich wysokości w przypadku, gdy ich suma przekracza nową wartość kolumny tak aby suma wynagrodzeń nigdy nie przekraczała budżetu</text:span></text:p>
            </text:list-item>
            <text:list-item>
              <text:p text:style-name="P4"><text:span text:style-name="T3">update kolumny godziny_tygodniowo zmienia proporcjonalnie liczbę godzin pracowników </text:span><text:span text:style-name="T4">z tabeli grupy_zespołów </text:span><text:span text:style-name="T3">tak by ich suma zawsze była równa wartości tej kolumny</text:span></text:p>
            </text:list-item>
          </text:list>
        </text:list-item>
        <text:list-item>
          <text:p text:style-name="P6"><text:span text:style-name="T3">G</text:span><text:span text:style-name="T1">rupy_zespołów:</text:span></text:p>
          <text:list>
            <text:list-item>
              <text:p text:style-name="P6"><text:span text:style-name="T1">update kolumny godziny powoduje odpowiednią zmianę w kolumnie godziny_tygodniowo</text:span></text:p>
            </text:list-item>
            <text:list-item>
              <text:p text:style-name="P6"><text:span text:style-name="T1">update kolumny status powoduje odjęcie wkładu kolumn wynagrodzenie i godziny z tej tabeli w kolumnach wypłata i godziny_tygodniowo z tabeli Pracownicy</text:span></text:p>
            </text:list-item>
          </text:list>
        </text:list-item>
        <text:list-item>
          <text:p text:style-name="P7"><text:span text:style-name="T1">Zlecenia:</text:span></text:p>
          <text:list>
            <text:list-item>
              <text:p text:style-name="P7"><text:span text:style-name="T1">usunięcie ostatniego rekordu, który jest powiązany z danym klientem powoduje usunięcie tego klienta</text:span></text:p>
            </text:list-item>
          </text:list>
        </text:list-item>
        <text:list-item>
          <text:p text:style-name="P8"><text:span text:style-name="T1">Zakupy:</text:span></text:p>
          <text:list>
            <text:list-item>
              <text:p text:style-name="P8"><text:span text:style-name="T1">usunięcie ostatniego rekordu powiązanego z danym dostawcą powoduje usunięcie tego dostawcy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9T23:22:09.676350652</meta:creation-date>
    <dc:date>2021-01-10T01:24:22.750357999</dc:date>
    <meta:editing-duration>PT1H2M12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14" meta:word-count="145" meta:character-count="1071" meta:non-whitespace-character-count="953"/>
  </office:meta>
</office:document-meta>
</file>